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8.75pt" svg:y="6.7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222.99pt" svg:y="433.13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875.93pt" svg:y="322.36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([.M2])/([.M$2]+[.N$2]+[.O$2])" office:value-type="float" office:value="0.961964347782909" calcext:value-type="float">
            <text:p>0.961964347782909</text:p>
          </table:table-cell>
          <table:table-cell table:formula="of:=([.N2]+[.O2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([.M3])/([.M$2]+[.N$2]+[.O$2])" office:value-type="float" office:value="0.961964347782909" calcext:value-type="float">
            <text:p>0.961964347782909</text:p>
          </table:table-cell>
          <table:table-cell table:formula="of:=([.N3]+[.O3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.B4]/[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40776682324197" calcext:value-type="float">
            <text:p>0.940776682324197</text:p>
          </table:table-cell>
          <table:table-cell table:formula="of:=[.N4]/[.N$2]" office:value-type="float" office:value="0.777147841255997" calcext:value-type="float">
            <text:p>0.777147841255997</text:p>
          </table:table-cell>
          <table:table-cell table:formula="of:=[.O4]/[.O$2]" office:value-type="float" office:value="0.6" calcext:value-type="float">
            <text:p>0.6</text:p>
          </table:table-cell>
          <table:table-cell table:formula="of:=([.M4])/([.M$2]+[.N$2]+[.O$2])" office:value-type="float" office:value="0.904993627621365" calcext:value-type="float">
            <text:p>0.904993627621365</text:p>
          </table:table-cell>
          <table:table-cell table:formula="of:=([.N4]+[.O4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.B5]/[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40776682324197" calcext:value-type="float">
            <text:p>0.940776682324197</text:p>
          </table:table-cell>
          <table:table-cell table:formula="of:=[.N5]/[.N$2]" office:value-type="float" office:value="0.777147841255997" calcext:value-type="float">
            <text:p>0.777147841255997</text:p>
          </table:table-cell>
          <table:table-cell table:formula="of:=[.O5]/[.O$2]" office:value-type="float" office:value="0.6" calcext:value-type="float">
            <text:p>0.6</text:p>
          </table:table-cell>
          <table:table-cell table:formula="of:=([.M5])/([.M$2]+[.N$2]+[.O$2])" office:value-type="float" office:value="0.904993627621365" calcext:value-type="float">
            <text:p>0.904993627621365</text:p>
          </table:table-cell>
          <table:table-cell table:formula="of:=([.N5]+[.O5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.B6]/[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.M6]/[.M$2]" office:value-type="float" office:value="0.884185894457922" calcext:value-type="float">
            <text:p>0.884185894457922</text:p>
          </table:table-cell>
          <table:table-cell table:formula="of:=[.N6]/[.N$2]" office:value-type="float" office:value="0.527692978630615" calcext:value-type="float">
            <text:p>0.527692978630615</text:p>
          </table:table-cell>
          <table:table-cell table:formula="of:=[.O6]/[.O$2]" office:value-type="float" office:value="0.4" calcext:value-type="float">
            <text:p>0.4</text:p>
          </table:table-cell>
          <table:table-cell table:formula="of:=([.M6])/([.M$2]+[.N$2]+[.O$2])" office:value-type="float" office:value="0.850555307281063" calcext:value-type="float">
            <text:p>0.850555307281063</text:p>
          </table:table-cell>
          <table:table-cell table:formula="of:=([.N6]+[.O6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.B7]/[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.M7]/[.M$2]" office:value-type="float" office:value="0.884185894457922" calcext:value-type="float">
            <text:p>0.884185894457922</text:p>
          </table:table-cell>
          <table:table-cell table:formula="of:=[.N7]/[.N$2]" office:value-type="float" office:value="0.527692978630615" calcext:value-type="float">
            <text:p>0.527692978630615</text:p>
          </table:table-cell>
          <table:table-cell table:formula="of:=[.O7]/[.O$2]" office:value-type="float" office:value="0.4" calcext:value-type="float">
            <text:p>0.4</text:p>
          </table:table-cell>
          <table:table-cell table:formula="of:=([.M7])/([.M$2]+[.N$2]+[.O$2])" office:value-type="float" office:value="0.850555307281063" calcext:value-type="float">
            <text:p>0.850555307281063</text:p>
          </table:table-cell>
          <table:table-cell table:formula="of:=([.N7]+[.O7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.B8]/[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28765119840328" calcext:value-type="float">
            <text:p>0.828765119840328</text:p>
          </table:table-cell>
          <table:table-cell table:formula="of:=[.N8]/[.N$2]" office:value-type="float" office:value="0.301351940689054" calcext:value-type="float">
            <text:p>0.301351940689054</text:p>
          </table:table-cell>
          <table:table-cell table:formula="of:=[.O8]/[.O$2]" office:value-type="float" office:value="0.2" calcext:value-type="float">
            <text:p>0.2</text:p>
          </table:table-cell>
          <table:table-cell table:formula="of:=([.M8])/([.M$2]+[.N$2]+[.O$2])" office:value-type="float" office:value="0.797242497972425" calcext:value-type="float">
            <text:p>0.797242497972425</text:p>
          </table:table-cell>
          <table:table-cell table:formula="of:=([.N8]+[.O8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.B9]/[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28765119840328" calcext:value-type="float">
            <text:p>0.828765119840328</text:p>
          </table:table-cell>
          <table:table-cell table:formula="of:=[.N9]/[.N$2]" office:value-type="float" office:value="0.301351940689054" calcext:value-type="float">
            <text:p>0.301351940689054</text:p>
          </table:table-cell>
          <table:table-cell table:formula="of:=[.O9]/[.O$2]" office:value-type="float" office:value="0.2" calcext:value-type="float">
            <text:p>0.2</text:p>
          </table:table-cell>
          <table:table-cell table:formula="of:=([.M9])/([.M$2]+[.N$2]+[.O$2])" office:value-type="float" office:value="0.797242497972425" calcext:value-type="float">
            <text:p>0.797242497972425</text:p>
          </table:table-cell>
          <table:table-cell table:formula="of:=([.N9]+[.O9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.B10]/[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.M10]/[.M$2]" office:value-type="float" office:value="0.769404153547033" calcext:value-type="float">
            <text:p>0.769404153547033</text:p>
          </table:table-cell>
          <table:table-cell table:formula="of:=[.N10]/[.N$2]" office:value-type="float" office:value="0.167466201482774" calcext:value-type="float">
            <text:p>0.167466201482774</text:p>
          </table:table-cell>
          <table:table-cell table:formula="of:=[.O10]/[.O$2]" office:value-type="float" office:value="0" calcext:value-type="float">
            <text:p>0</text:p>
          </table:table-cell>
          <table:table-cell table:formula="of:=([.M10])/([.M$2]+[.N$2]+[.O$2])" office:value-type="float" office:value="0.740139364748332" calcext:value-type="float">
            <text:p>0.740139364748332</text:p>
          </table:table-cell>
          <table:table-cell table:formula="of:=([.N10]+[.O10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.B11]/[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.M11]/[.M$2]" office:value-type="float" office:value="0.769404153547033" calcext:value-type="float">
            <text:p>0.769404153547033</text:p>
          </table:table-cell>
          <table:table-cell table:formula="of:=[.N11]/[.N$2]" office:value-type="float" office:value="0.167466201482774" calcext:value-type="float">
            <text:p>0.167466201482774</text:p>
          </table:table-cell>
          <table:table-cell table:formula="of:=[.O11]/[.O$2]" office:value-type="float" office:value="0" calcext:value-type="float">
            <text:p>0</text:p>
          </table:table-cell>
          <table:table-cell table:formula="of:=([.M11])/([.M$2]+[.N$2]+[.O$2])" office:value-type="float" office:value="0.740139364748332" calcext:value-type="float">
            <text:p>0.740139364748332</text:p>
          </table:table-cell>
          <table:table-cell table:formula="of:=([.N11]+[.O11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.B12]/[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1406940931537" calcext:value-type="float">
            <text:p>0.71406940931537</text:p>
          </table:table-cell>
          <table:table-cell table:formula="of:=[.N12]/[.N$2]" office:value-type="float" office:value="0.100305276929786" calcext:value-type="float">
            <text:p>0.100305276929786</text:p>
          </table:table-cell>
          <table:table-cell table:formula="of:=[.O12]/[.O$2]" office:value-type="float" office:value="0" calcext:value-type="float">
            <text:p>0</text:p>
          </table:table-cell>
          <table:table-cell table:formula="of:=([.M12])/([.M$2]+[.N$2]+[.O$2])" office:value-type="float" office:value="0.686909313603787" calcext:value-type="float">
            <text:p>0.686909313603787</text:p>
          </table:table-cell>
          <table:table-cell table:formula="of:=([.N12]+[.O12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.B13]/[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1406940931537" calcext:value-type="float">
            <text:p>0.71406940931537</text:p>
          </table:table-cell>
          <table:table-cell table:formula="of:=[.N13]/[.N$2]" office:value-type="float" office:value="0.100305276929786" calcext:value-type="float">
            <text:p>0.100305276929786</text:p>
          </table:table-cell>
          <table:table-cell table:formula="of:=[.O13]/[.O$2]" office:value-type="float" office:value="0" calcext:value-type="float">
            <text:p>0</text:p>
          </table:table-cell>
          <table:table-cell table:formula="of:=([.M13])/([.M$2]+[.N$2]+[.O$2])" office:value-type="float" office:value="0.686909313603787" calcext:value-type="float">
            <text:p>0.686909313603787</text:p>
          </table:table-cell>
          <table:table-cell table:formula="of:=([.N13]+[.O13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.B14]/[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61005867272321" calcext:value-type="float">
            <text:p>0.661005867272321</text:p>
          </table:table-cell>
          <table:table-cell table:formula="of:=[.N14]/[.N$2]" office:value-type="float" office:value="0.0597470562581771" calcext:value-type="float">
            <text:p>0.059747056258177</text:p>
          </table:table-cell>
          <table:table-cell table:formula="of:=[.O14]/[.O$2]" office:value-type="float" office:value="0" calcext:value-type="float">
            <text:p>0</text:p>
          </table:table-cell>
          <table:table-cell table:formula="of:=([.M14])/([.M$2]+[.N$2]+[.O$2])" office:value-type="float" office:value="0.635864077991294" calcext:value-type="float">
            <text:p>0.635864077991294</text:p>
          </table:table-cell>
          <table:table-cell table:formula="of:=([.N14]+[.O14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.B15]/[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61005867272321" calcext:value-type="float">
            <text:p>0.661005867272321</text:p>
          </table:table-cell>
          <table:table-cell table:formula="of:=[.N15]/[.N$2]" office:value-type="float" office:value="0.0597470562581771" calcext:value-type="float">
            <text:p>0.059747056258177</text:p>
          </table:table-cell>
          <table:table-cell table:formula="of:=[.O15]/[.O$2]" office:value-type="float" office:value="0" calcext:value-type="float">
            <text:p>0</text:p>
          </table:table-cell>
          <table:table-cell table:formula="of:=([.M15])/([.M$2]+[.N$2]+[.O$2])" office:value-type="float" office:value="0.635864077991294" calcext:value-type="float">
            <text:p>0.635864077991294</text:p>
          </table:table-cell>
          <table:table-cell table:formula="of:=([.N15]+[.O15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.B16]/[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07821882688966" calcext:value-type="float">
            <text:p>0.607821882688966</text:p>
          </table:table-cell>
          <table:table-cell table:formula="of:=[.N16]/[.N$2]" office:value-type="float" office:value="0.0405582206716093" calcext:value-type="float">
            <text:p>0.040558220671609</text:p>
          </table:table-cell>
          <table:table-cell table:formula="of:=[.O16]/[.O$2]" office:value-type="float" office:value="0" calcext:value-type="float">
            <text:p>0</text:p>
          </table:table-cell>
          <table:table-cell table:formula="of:=([.M16])/([.M$2]+[.N$2]+[.O$2])" office:value-type="float" office:value="0.584702980949071" calcext:value-type="float">
            <text:p>0.584702980949071</text:p>
          </table:table-cell>
          <table:table-cell table:formula="of:=([.N16]+[.O16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.B17]/[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07821882688966" calcext:value-type="float">
            <text:p>0.607821882688966</text:p>
          </table:table-cell>
          <table:table-cell table:formula="of:=[.N17]/[.N$2]" office:value-type="float" office:value="0.0405582206716093" calcext:value-type="float">
            <text:p>0.040558220671609</text:p>
          </table:table-cell>
          <table:table-cell table:formula="of:=[.O17]/[.O$2]" office:value-type="float" office:value="0" calcext:value-type="float">
            <text:p>0</text:p>
          </table:table-cell>
          <table:table-cell table:formula="of:=([.M17])/([.M$2]+[.N$2]+[.O$2])" office:value-type="float" office:value="0.584702980949071" calcext:value-type="float">
            <text:p>0.584702980949071</text:p>
          </table:table-cell>
          <table:table-cell table:formula="of:=([.N17]+[.O17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.B18]/[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58646914090057" calcext:value-type="float">
            <text:p>0.558646914090057</text:p>
          </table:table-cell>
          <table:table-cell table:formula="of:=[.N18]/[.N$2]" office:value-type="float" office:value="0.0170082860880942" calcext:value-type="float">
            <text:p>0.017008286088094</text:p>
          </table:table-cell>
          <table:table-cell table:formula="of:=[.O18]/[.O$2]" office:value-type="float" office:value="0" calcext:value-type="float">
            <text:p>0</text:p>
          </table:table-cell>
          <table:table-cell table:formula="of:=([.M18])/([.M$2]+[.N$2]+[.O$2])" office:value-type="float" office:value="0.537398414353576" calcext:value-type="float">
            <text:p>0.537398414353576</text:p>
          </table:table-cell>
          <table:table-cell table:formula="of:=([.N18]+[.O18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.B19]/[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58646914090057" calcext:value-type="float">
            <text:p>0.558646914090057</text:p>
          </table:table-cell>
          <table:table-cell table:formula="of:=[.N19]/[.N$2]" office:value-type="float" office:value="0.0170082860880942" calcext:value-type="float">
            <text:p>0.017008286088094</text:p>
          </table:table-cell>
          <table:table-cell table:formula="of:=[.O19]/[.O$2]" office:value-type="float" office:value="0" calcext:value-type="float">
            <text:p>0</text:p>
          </table:table-cell>
          <table:table-cell table:formula="of:=([.M19])/([.M$2]+[.N$2]+[.O$2])" office:value-type="float" office:value="0.537398414353576" calcext:value-type="float">
            <text:p>0.537398414353576</text:p>
          </table:table-cell>
          <table:table-cell table:formula="of:=([.N19]+[.O19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.B20]/[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11433438290404" calcext:value-type="float">
            <text:p>0.511433438290404</text:p>
          </table:table-cell>
          <table:table-cell table:formula="of:=[.N20]/[.N$2]" office:value-type="float" office:value="0.0104666375926734" calcext:value-type="float">
            <text:p>0.010466637592673</text:p>
          </table:table-cell>
          <table:table-cell table:formula="of:=[.O20]/[.O$2]" office:value-type="float" office:value="0" calcext:value-type="float">
            <text:p>0</text:p>
          </table:table-cell>
          <table:table-cell table:formula="of:=([.M20])/([.M$2]+[.N$2]+[.O$2])" office:value-type="float" office:value="0.491980733899399" calcext:value-type="float">
            <text:p>0.491980733899399</text:p>
          </table:table-cell>
          <table:table-cell table:formula="of:=([.N20]+[.O20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.B21]/[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11433438290404" calcext:value-type="float">
            <text:p>0.511433438290404</text:p>
          </table:table-cell>
          <table:table-cell table:formula="of:=[.N21]/[.N$2]" office:value-type="float" office:value="0.0104666375926734" calcext:value-type="float">
            <text:p>0.010466637592673</text:p>
          </table:table-cell>
          <table:table-cell table:formula="of:=[.O21]/[.O$2]" office:value-type="float" office:value="0" calcext:value-type="float">
            <text:p>0</text:p>
          </table:table-cell>
          <table:table-cell table:formula="of:=([.M21])/([.M$2]+[.N$2]+[.O$2])" office:value-type="float" office:value="0.491980733899399" calcext:value-type="float">
            <text:p>0.491980733899399</text:p>
          </table:table-cell>
          <table:table-cell table:formula="of:=([.N21]+[.O21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.B22]/[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463996283487328" calcext:value-type="float">
            <text:p>0.463996283487328</text:p>
          </table:table-cell>
          <table:table-cell table:formula="of:=[.N22]/[.N$2]" office:value-type="float" office:value="0.0056694286960314" calcext:value-type="float">
            <text:p>0.005669428696031</text:p>
          </table:table-cell>
          <table:table-cell table:formula="of:=[.O22]/[.O$2]" office:value-type="float" office:value="0" calcext:value-type="float">
            <text:p>0</text:p>
          </table:table-cell>
          <table:table-cell table:formula="of:=([.M22])/([.M$2]+[.N$2]+[.O$2])" office:value-type="float" office:value="0.446347882218581" calcext:value-type="float">
            <text:p>0.446347882218581</text:p>
          </table:table-cell>
          <table:table-cell table:formula="of:=([.N22]+[.O22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.B23]/[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463996283487328" calcext:value-type="float">
            <text:p>0.463996283487328</text:p>
          </table:table-cell>
          <table:table-cell table:formula="of:=[.N23]/[.N$2]" office:value-type="float" office:value="0.0056694286960314" calcext:value-type="float">
            <text:p>0.005669428696031</text:p>
          </table:table-cell>
          <table:table-cell table:formula="of:=[.O23]/[.O$2]" office:value-type="float" office:value="0" calcext:value-type="float">
            <text:p>0</text:p>
          </table:table-cell>
          <table:table-cell table:formula="of:=([.M23])/([.M$2]+[.N$2]+[.O$2])" office:value-type="float" office:value="0.446347882218581" calcext:value-type="float">
            <text:p>0.446347882218581</text:p>
          </table:table-cell>
          <table:table-cell table:formula="of:=([.N23]+[.O23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.B24]/[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20550938591511" calcext:value-type="float">
            <text:p>0.420550938591511</text:p>
          </table:table-cell>
          <table:table-cell table:formula="of:=[.N24]/[.N$2]" office:value-type="float" office:value="0.00261665939816834" calcext:value-type="float">
            <text:p>0.002616659398168</text:p>
          </table:table-cell>
          <table:table-cell table:formula="of:=[.O24]/[.O$2]" office:value-type="float" office:value="0" calcext:value-type="float">
            <text:p>0</text:p>
          </table:table-cell>
          <table:table-cell table:formula="of:=([.M24])/([.M$2]+[.N$2]+[.O$2])" office:value-type="float" office:value="0.404555009351673" calcext:value-type="float">
            <text:p>0.404555009351673</text:p>
          </table:table-cell>
          <table:table-cell table:formula="of:=([.N24]+[.O24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.B25]/[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20550938591511" calcext:value-type="float">
            <text:p>0.420550938591511</text:p>
          </table:table-cell>
          <table:table-cell table:formula="of:=[.N25]/[.N$2]" office:value-type="float" office:value="0.00261665939816834" calcext:value-type="float">
            <text:p>0.002616659398168</text:p>
          </table:table-cell>
          <table:table-cell table:formula="of:=[.O25]/[.O$2]" office:value-type="float" office:value="0" calcext:value-type="float">
            <text:p>0</text:p>
          </table:table-cell>
          <table:table-cell table:formula="of:=([.M25])/([.M$2]+[.N$2]+[.O$2])" office:value-type="float" office:value="0.404555009351673" calcext:value-type="float">
            <text:p>0.404555009351673</text:p>
          </table:table-cell>
          <table:table-cell table:formula="of:=([.N25]+[.O25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.B26]/[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37960047488773" calcext:value-type="float">
            <text:p>0.37960047488773</text:p>
          </table:table-cell>
          <table:table-cell table:formula="of:=[.N26]/[.N$2]" office:value-type="float" office:value="0.00218054949847362" calcext:value-type="float">
            <text:p>0.002180549498474</text:p>
          </table:table-cell>
          <table:table-cell table:formula="of:=[.O26]/[.O$2]" office:value-type="float" office:value="0" calcext:value-type="float">
            <text:p>0</text:p>
          </table:table-cell>
          <table:table-cell table:formula="of:=([.M26])/([.M$2]+[.N$2]+[.O$2])" office:value-type="float" office:value="0.365162123243458" calcext:value-type="float">
            <text:p>0.365162123243458</text:p>
          </table:table-cell>
          <table:table-cell table:formula="of:=([.N26]+[.O26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.B27]/[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37960047488773" calcext:value-type="float">
            <text:p>0.37960047488773</text:p>
          </table:table-cell>
          <table:table-cell table:formula="of:=[.N27]/[.N$2]" office:value-type="float" office:value="0.00218054949847362" calcext:value-type="float">
            <text:p>0.002180549498474</text:p>
          </table:table-cell>
          <table:table-cell table:formula="of:=[.O27]/[.O$2]" office:value-type="float" office:value="0" calcext:value-type="float">
            <text:p>0</text:p>
          </table:table-cell>
          <table:table-cell table:formula="of:=([.M27])/([.M$2]+[.N$2]+[.O$2])" office:value-type="float" office:value="0.365162123243458" calcext:value-type="float">
            <text:p>0.365162123243458</text:p>
          </table:table-cell>
          <table:table-cell table:formula="of:=([.N27]+[.O27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.B28]/[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38822071955815" calcext:value-type="float">
            <text:p>0.338822071955815</text:p>
          </table:table-cell>
          <table:table-cell table:formula="of:=[.N28]/[.N$2]" office:value-type="float" office:value="0.00218054949847362" calcext:value-type="float">
            <text:p>0.002180549498474</text:p>
          </table:table-cell>
          <table:table-cell table:formula="of:=[.O28]/[.O$2]" office:value-type="float" office:value="0" calcext:value-type="float">
            <text:p>0</text:p>
          </table:table-cell>
          <table:table-cell table:formula="of:=([.M28])/([.M$2]+[.N$2]+[.O$2])" office:value-type="float" office:value="0.325934753463429" calcext:value-type="float">
            <text:p>0.325934753463429</text:p>
          </table:table-cell>
          <table:table-cell table:formula="of:=([.N28]+[.O28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.B29]/[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38822071955815" calcext:value-type="float">
            <text:p>0.338822071955815</text:p>
          </table:table-cell>
          <table:table-cell table:formula="of:=[.N29]/[.N$2]" office:value-type="float" office:value="0.00218054949847362" calcext:value-type="float">
            <text:p>0.002180549498474</text:p>
          </table:table-cell>
          <table:table-cell table:formula="of:=[.O29]/[.O$2]" office:value-type="float" office:value="0" calcext:value-type="float">
            <text:p>0</text:p>
          </table:table-cell>
          <table:table-cell table:formula="of:=([.M29])/([.M$2]+[.N$2]+[.O$2])" office:value-type="float" office:value="0.325934753463429" calcext:value-type="float">
            <text:p>0.325934753463429</text:p>
          </table:table-cell>
          <table:table-cell table:formula="of:=([.N29]+[.O29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.B30]/[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02018272853972" calcext:value-type="float">
            <text:p>0.302018272853972</text:p>
          </table:table-cell>
          <table:table-cell table:formula="of:=[.N30]/[.N$2]" office:value-type="float" office:value="0" calcext:value-type="float">
            <text:p>0</text:p>
          </table:table-cell>
          <table:table-cell table:formula="of:=[.O30]/[.O$2]" office:value-type="float" office:value="0" calcext:value-type="float">
            <text:p>0</text:p>
          </table:table-cell>
          <table:table-cell table:formula="of:=([.M30])/([.M$2]+[.N$2]+[.O$2])" office:value-type="float" office:value="0.290530810864492" calcext:value-type="float">
            <text:p>0.290530810864492</text:p>
          </table:table-cell>
          <table:table-cell table:formula="of:=([.N30]+[.O3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.B31]/[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02018272853972" calcext:value-type="float">
            <text:p>0.302018272853972</text:p>
          </table:table-cell>
          <table:table-cell table:formula="of:=[.N31]/[.N$2]" office:value-type="float" office:value="0" calcext:value-type="float">
            <text:p>0</text:p>
          </table:table-cell>
          <table:table-cell table:formula="of:=[.O31]/[.O$2]" office:value-type="float" office:value="0" calcext:value-type="float">
            <text:p>0</text:p>
          </table:table-cell>
          <table:table-cell table:formula="of:=([.M31])/([.M$2]+[.N$2]+[.O$2])" office:value-type="float" office:value="0.290530810864492" calcext:value-type="float">
            <text:p>0.290530810864492</text:p>
          </table:table-cell>
          <table:table-cell table:formula="of:=([.N31]+[.O3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.B32]/[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267864209638844" calcext:value-type="float">
            <text:p>0.267864209638844</text:p>
          </table:table-cell>
          <table:table-cell table:formula="of:=[.N32]/[.N$2]" office:value-type="float" office:value="0" calcext:value-type="float">
            <text:p>0</text:p>
          </table:table-cell>
          <table:table-cell table:formula="of:=[.O32]/[.O$2]" office:value-type="float" office:value="0" calcext:value-type="float">
            <text:p>0</text:p>
          </table:table-cell>
          <table:table-cell table:formula="of:=([.M32])/([.M$2]+[.N$2]+[.O$2])" office:value-type="float" office:value="0.257675819719615" calcext:value-type="float">
            <text:p>0.257675819719615</text:p>
          </table:table-cell>
          <table:table-cell table:formula="of:=([.N32]+[.O3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.B33]/[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267864209638844" calcext:value-type="float">
            <text:p>0.267864209638844</text:p>
          </table:table-cell>
          <table:table-cell table:formula="of:=[.N33]/[.N$2]" office:value-type="float" office:value="0" calcext:value-type="float">
            <text:p>0</text:p>
          </table:table-cell>
          <table:table-cell table:formula="of:=[.O33]/[.O$2]" office:value-type="float" office:value="0" calcext:value-type="float">
            <text:p>0</text:p>
          </table:table-cell>
          <table:table-cell table:formula="of:=([.M33])/([.M$2]+[.N$2]+[.O$2])" office:value-type="float" office:value="0.257675819719615" calcext:value-type="float">
            <text:p>0.257675819719615</text:p>
          </table:table-cell>
          <table:table-cell table:formula="of:=([.N33]+[.O3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.B34]/[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3345205526592" calcext:value-type="float">
            <text:p>0.23345205526592</text:p>
          </table:table-cell>
          <table:table-cell table:formula="of:=[.N34]/[.N$2]" office:value-type="float" office:value="0" calcext:value-type="float">
            <text:p>0</text:p>
          </table:table-cell>
          <table:table-cell table:formula="of:=[.O34]/[.O$2]" office:value-type="float" office:value="0" calcext:value-type="float">
            <text:p>0</text:p>
          </table:table-cell>
          <table:table-cell table:formula="of:=([.M34])/([.M$2]+[.N$2]+[.O$2])" office:value-type="float" office:value="0.22457255408246" calcext:value-type="float">
            <text:p>0.22457255408246</text:p>
          </table:table-cell>
          <table:table-cell table:formula="of:=([.N34]+[.O3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.B35]/[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3345205526592" calcext:value-type="float">
            <text:p>0.23345205526592</text:p>
          </table:table-cell>
          <table:table-cell table:formula="of:=[.N35]/[.N$2]" office:value-type="float" office:value="0" calcext:value-type="float">
            <text:p>0</text:p>
          </table:table-cell>
          <table:table-cell table:formula="of:=[.O35]/[.O$2]" office:value-type="float" office:value="0" calcext:value-type="float">
            <text:p>0</text:p>
          </table:table-cell>
          <table:table-cell table:formula="of:=([.M35])/([.M$2]+[.N$2]+[.O$2])" office:value-type="float" office:value="0.22457255408246" calcext:value-type="float">
            <text:p>0.22457255408246</text:p>
          </table:table-cell>
          <table:table-cell table:formula="of:=([.N35]+[.O3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.B36]/[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03358626266797" calcext:value-type="float">
            <text:p>0.203358626266797</text:p>
          </table:table-cell>
          <table:table-cell table:formula="of:=[.N36]/[.N$2]" office:value-type="float" office:value="0" calcext:value-type="float">
            <text:p>0</text:p>
          </table:table-cell>
          <table:table-cell table:formula="of:=[.O36]/[.O$2]" office:value-type="float" office:value="0" calcext:value-type="float">
            <text:p>0</text:p>
          </table:table-cell>
          <table:table-cell table:formula="of:=([.M36])/([.M$2]+[.N$2]+[.O$2])" office:value-type="float" office:value="0.195623748282768" calcext:value-type="float">
            <text:p>0.195623748282768</text:p>
          </table:table-cell>
          <table:table-cell table:formula="of:=([.N36]+[.O3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.B37]/[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03358626266797" calcext:value-type="float">
            <text:p>0.203358626266797</text:p>
          </table:table-cell>
          <table:table-cell table:formula="of:=[.N37]/[.N$2]" office:value-type="float" office:value="0" calcext:value-type="float">
            <text:p>0</text:p>
          </table:table-cell>
          <table:table-cell table:formula="of:=[.O37]/[.O$2]" office:value-type="float" office:value="0" calcext:value-type="float">
            <text:p>0</text:p>
          </table:table-cell>
          <table:table-cell table:formula="of:=([.M37])/([.M$2]+[.N$2]+[.O$2])" office:value-type="float" office:value="0.195623748282768" calcext:value-type="float">
            <text:p>0.195623748282768</text:p>
          </table:table-cell>
          <table:table-cell table:formula="of:=([.N37]+[.O3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.B38]/[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176224642543746" calcext:value-type="float">
            <text:p>0.176224642543746</text:p>
          </table:table-cell>
          <table:table-cell table:formula="of:=[.N38]/[.N$2]" office:value-type="float" office:value="0" calcext:value-type="float">
            <text:p>0</text:p>
          </table:table-cell>
          <table:table-cell table:formula="of:=[.O38]/[.O$2]" office:value-type="float" office:value="0" calcext:value-type="float">
            <text:p>0</text:p>
          </table:table-cell>
          <table:table-cell table:formula="of:=([.M38])/([.M$2]+[.N$2]+[.O$2])" office:value-type="float" office:value="0.169521823327871" calcext:value-type="float">
            <text:p>0.169521823327871</text:p>
          </table:table-cell>
          <table:table-cell table:formula="of:=([.N38]+[.O3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.B39]/[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176224642543746" calcext:value-type="float">
            <text:p>0.176224642543746</text:p>
          </table:table-cell>
          <table:table-cell table:formula="of:=[.N39]/[.N$2]" office:value-type="float" office:value="0" calcext:value-type="float">
            <text:p>0</text:p>
          </table:table-cell>
          <table:table-cell table:formula="of:=[.O39]/[.O$2]" office:value-type="float" office:value="0" calcext:value-type="float">
            <text:p>0</text:p>
          </table:table-cell>
          <table:table-cell table:formula="of:=([.M39])/([.M$2]+[.N$2]+[.O$2])" office:value-type="float" office:value="0.169521823327871" calcext:value-type="float">
            <text:p>0.169521823327871</text:p>
          </table:table-cell>
          <table:table-cell table:formula="of:=([.N39]+[.O3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.B40]/[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48987422357577" calcext:value-type="float">
            <text:p>0.148987422357577</text:p>
          </table:table-cell>
          <table:table-cell table:formula="of:=[.N40]/[.N$2]" office:value-type="float" office:value="0" calcext:value-type="float">
            <text:p>0</text:p>
          </table:table-cell>
          <table:table-cell table:formula="of:=[.O40]/[.O$2]" office:value-type="float" office:value="0" calcext:value-type="float">
            <text:p>0</text:p>
          </table:table-cell>
          <table:table-cell table:formula="of:=([.M40])/([.M$2]+[.N$2]+[.O$2])" office:value-type="float" office:value="0.143320588576063" calcext:value-type="float">
            <text:p>0.143320588576063</text:p>
          </table:table-cell>
          <table:table-cell table:formula="of:=([.N40]+[.O4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.B41]/[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48987422357577" calcext:value-type="float">
            <text:p>0.148987422357577</text:p>
          </table:table-cell>
          <table:table-cell table:formula="of:=[.N41]/[.N$2]" office:value-type="float" office:value="0" calcext:value-type="float">
            <text:p>0</text:p>
          </table:table-cell>
          <table:table-cell table:formula="of:=[.O41]/[.O$2]" office:value-type="float" office:value="0" calcext:value-type="float">
            <text:p>0</text:p>
          </table:table-cell>
          <table:table-cell table:formula="of:=([.M41])/([.M$2]+[.N$2]+[.O$2])" office:value-type="float" office:value="0.143320588576063" calcext:value-type="float">
            <text:p>0.143320588576063</text:p>
          </table:table-cell>
          <table:table-cell table:formula="of:=([.N41]+[.O4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.B42]/[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26000103236463" calcext:value-type="float">
            <text:p>0.126000103236463</text:p>
          </table:table-cell>
          <table:table-cell table:formula="of:=[.N42]/[.N$2]" office:value-type="float" office:value="0" calcext:value-type="float">
            <text:p>0</text:p>
          </table:table-cell>
          <table:table-cell table:formula="of:=[.O42]/[.O$2]" office:value-type="float" office:value="0" calcext:value-type="float">
            <text:p>0</text:p>
          </table:table-cell>
          <table:table-cell table:formula="of:=([.M42])/([.M$2]+[.N$2]+[.O$2])" office:value-type="float" office:value="0.121207607130443" calcext:value-type="float">
            <text:p>0.121207607130443</text:p>
          </table:table-cell>
          <table:table-cell table:formula="of:=([.N42]+[.O4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.B43]/[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26000103236463" calcext:value-type="float">
            <text:p>0.126000103236463</text:p>
          </table:table-cell>
          <table:table-cell table:formula="of:=[.N43]/[.N$2]" office:value-type="float" office:value="0" calcext:value-type="float">
            <text:p>0</text:p>
          </table:table-cell>
          <table:table-cell table:formula="of:=[.O43]/[.O$2]" office:value-type="float" office:value="0" calcext:value-type="float">
            <text:p>0</text:p>
          </table:table-cell>
          <table:table-cell table:formula="of:=([.M43])/([.M$2]+[.N$2]+[.O$2])" office:value-type="float" office:value="0.121207607130443" calcext:value-type="float">
            <text:p>0.121207607130443</text:p>
          </table:table-cell>
          <table:table-cell table:formula="of:=([.N43]+[.O4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.B44]/[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05370016689895" calcext:value-type="float">
            <text:p>0.105370016689895</text:p>
          </table:table-cell>
          <table:table-cell table:formula="of:=[.N44]/[.N$2]" office:value-type="float" office:value="0" calcext:value-type="float">
            <text:p>0</text:p>
          </table:table-cell>
          <table:table-cell table:formula="of:=[.O44]/[.O$2]" office:value-type="float" office:value="0" calcext:value-type="float">
            <text:p>0</text:p>
          </table:table-cell>
          <table:table-cell table:formula="of:=([.M44])/([.M$2]+[.N$2]+[.O$2])" office:value-type="float" office:value="0.101362199380969" calcext:value-type="float">
            <text:p>0.101362199380969</text:p>
          </table:table-cell>
          <table:table-cell table:formula="of:=([.N44]+[.O4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.B45]/[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05370016689895" calcext:value-type="float">
            <text:p>0.105370016689895</text:p>
          </table:table-cell>
          <table:table-cell table:formula="of:=[.N45]/[.N$2]" office:value-type="float" office:value="0" calcext:value-type="float">
            <text:p>0</text:p>
          </table:table-cell>
          <table:table-cell table:formula="of:=[.O45]/[.O$2]" office:value-type="float" office:value="0" calcext:value-type="float">
            <text:p>0</text:p>
          </table:table-cell>
          <table:table-cell table:formula="of:=([.M45])/([.M$2]+[.N$2]+[.O$2])" office:value-type="float" office:value="0.101362199380969" calcext:value-type="float">
            <text:p>0.101362199380969</text:p>
          </table:table-cell>
          <table:table-cell table:formula="of:=([.N45]+[.O4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.B46]/[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084567869371462" calcext:value-type="float">
            <text:p>0.084567869371462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  <table:table-cell table:formula="of:=([.M46])/([.M$2]+[.N$2]+[.O$2])" office:value-type="float" office:value="0.0813512753033087" calcext:value-type="float">
            <text:p>0.081351275303309</text:p>
          </table:table-cell>
          <table:table-cell table:formula="of:=([.N46]+[.O4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.B47]/[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084567869371462" calcext:value-type="float">
            <text:p>0.084567869371462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  <table:table-cell table:formula="of:=([.M47])/([.M$2]+[.N$2]+[.O$2])" office:value-type="float" office:value="0.0813512753033087" calcext:value-type="float">
            <text:p>0.081351275303309</text:p>
          </table:table-cell>
          <table:table-cell table:formula="of:=([.N47]+[.O4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.B48]/[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682393021215093" calcext:value-type="float">
            <text:p>0.06823930212150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  <table:table-cell table:formula="of:=([.M48])/([.M$2]+[.N$2]+[.O$2])" office:value-type="float" office:value="0.0656437757584786" calcext:value-type="float">
            <text:p>0.065643775758479</text:p>
          </table:table-cell>
          <table:table-cell table:formula="of:=([.N48]+[.O4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.B49]/[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682393021215093" calcext:value-type="float">
            <text:p>0.06823930212150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  <table:table-cell table:formula="of:=([.M49])/([.M$2]+[.N$2]+[.O$2])" office:value-type="float" office:value="0.0656437757584786" calcext:value-type="float">
            <text:p>0.065643775758479</text:p>
          </table:table-cell>
          <table:table-cell table:formula="of:=([.N49]+[.O4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.B50]/[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546465011442041" calcext:value-type="float">
            <text:p>0.054646501144204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  <table:table-cell table:formula="of:=([.M50])/([.M$2]+[.N$2]+[.O$2])" office:value-type="float" office:value="0.0525679858318023" calcext:value-type="float">
            <text:p>0.052567985831802</text:p>
          </table:table-cell>
          <table:table-cell table:formula="of:=([.N50]+[.O5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.B51]/[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546465011442041" calcext:value-type="float">
            <text:p>0.054646501144204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  <table:table-cell table:formula="of:=([.M51])/([.M$2]+[.N$2]+[.O$2])" office:value-type="float" office:value="0.0525679858318023" calcext:value-type="float">
            <text:p>0.052567985831802</text:p>
          </table:table-cell>
          <table:table-cell table:formula="of:=([.N51]+[.O5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.B52]/[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410881123212719" calcext:value-type="float">
            <text:p>0.041088112321272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  <table:table-cell table:formula="of:=([.M52])/([.M$2]+[.N$2]+[.O$2])" office:value-type="float" office:value="0.0395252991707632" calcext:value-type="float">
            <text:p>0.039525299170763</text:p>
          </table:table-cell>
          <table:table-cell table:formula="of:=([.N52]+[.O5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.B53]/[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410881123212719" calcext:value-type="float">
            <text:p>0.041088112321272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  <table:table-cell table:formula="of:=([.M53])/([.M$2]+[.N$2]+[.O$2])" office:value-type="float" office:value="0.0395252991707632" calcext:value-type="float">
            <text:p>0.039525299170763</text:p>
          </table:table-cell>
          <table:table-cell table:formula="of:=([.N53]+[.O5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.B54]/[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316419759459041" calcext:value-type="float">
            <text:p>0.031641975945904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  <table:table-cell table:formula="of:=([.M54])/([.M$2]+[.N$2]+[.O$2])" office:value-type="float" office:value="0.0304384527533641" calcext:value-type="float">
            <text:p>0.030438452753364</text:p>
          </table:table-cell>
          <table:table-cell table:formula="of:=([.N54]+[.O5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.B55]/[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316419759459041" calcext:value-type="float">
            <text:p>0.031641975945904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  <table:table-cell table:formula="of:=([.M55])/([.M$2]+[.N$2]+[.O$2])" office:value-type="float" office:value="0.0304384527533641" calcext:value-type="float">
            <text:p>0.030438452753364</text:p>
          </table:table-cell>
          <table:table-cell table:formula="of:=([.N55]+[.O5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.B56]/[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247767511485057" calcext:value-type="float">
            <text:p>0.024776751148506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  <table:table-cell table:formula="of:=([.M56])/([.M$2]+[.N$2]+[.O$2])" office:value-type="float" office:value="0.0238343512587517" calcext:value-type="float">
            <text:p>0.023834351258752</text:p>
          </table:table-cell>
          <table:table-cell table:formula="of:=([.N56]+[.O5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.B57]/[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247767511485057" calcext:value-type="float">
            <text:p>0.024776751148506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  <table:table-cell table:formula="of:=([.M57])/([.M$2]+[.N$2]+[.O$2])" office:value-type="float" office:value="0.0238343512587517" calcext:value-type="float">
            <text:p>0.023834351258752</text:p>
          </table:table-cell>
          <table:table-cell table:formula="of:=([.N57]+[.O5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.B58]/[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179287324282937" calcext:value-type="float">
            <text:p>0.017928732428294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  <table:table-cell table:formula="of:=([.M58])/([.M$2]+[.N$2]+[.O$2])" office:value-type="float" office:value="0.0172468013969578" calcext:value-type="float">
            <text:p>0.017246801396958</text:p>
          </table:table-cell>
          <table:table-cell table:formula="of:=([.N58]+[.O5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.B59]/[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179287324282937" calcext:value-type="float">
            <text:p>0.017928732428294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  <table:table-cell table:formula="of:=([.M59])/([.M$2]+[.N$2]+[.O$2])" office:value-type="float" office:value="0.0172468013969578" calcext:value-type="float">
            <text:p>0.017246801396958</text:p>
          </table:table-cell>
          <table:table-cell table:formula="of:=([.N59]+[.O5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09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37476556719833" calcext:value-type="float">
            <text:p>0.013747655671983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  <table:table-cell table:formula="of:=([.M60])/([.M$2]+[.N$2]+[.O$2])" office:value-type="float" office:value="0.0132247546220435" calcext:value-type="float">
            <text:p>0.013224754622044</text:p>
          </table:table-cell>
          <table:table-cell table:formula="of:=([.N60]+[.O6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09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37476556719833" calcext:value-type="float">
            <text:p>0.013747655671983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  <table:table-cell table:formula="of:=([.M61])/([.M$2]+[.N$2]+[.O$2])" office:value-type="float" office:value="0.0132247546220435" calcext:value-type="float">
            <text:p>0.013224754622044</text:p>
          </table:table-cell>
          <table:table-cell table:formula="of:=([.N61]+[.O6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.B62]/[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09086529362171" calcext:value-type="float">
            <text:p>0.010908652936217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  <table:table-cell table:formula="of:=([.M62])/([.M$2]+[.N$2]+[.O$2])" office:value-type="float" office:value="0.0104937352069782" calcext:value-type="float">
            <text:p>0.010493735206978</text:p>
          </table:table-cell>
          <table:table-cell table:formula="of:=([.N62]+[.O6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.B63]/[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09086529362171" calcext:value-type="float">
            <text:p>0.010908652936217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  <table:table-cell table:formula="of:=([.M63])/([.M$2]+[.N$2]+[.O$2])" office:value-type="float" office:value="0.0104937352069782" calcext:value-type="float">
            <text:p>0.010493735206978</text:p>
          </table:table-cell>
          <table:table-cell table:formula="of:=([.N63]+[.O6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.B64]/[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0822450489512896" calcext:value-type="float">
            <text:p>0.008224504895129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  <table:table-cell table:formula="of:=([.M64])/([.M$2]+[.N$2]+[.O$2])" office:value-type="float" office:value="0.00791168048728007" calcext:value-type="float">
            <text:p>0.00791168048728</text:p>
          </table:table-cell>
          <table:table-cell table:formula="of:=([.N64]+[.O6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.B65]/[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0822450489512896" calcext:value-type="float">
            <text:p>0.008224504895129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  <table:table-cell table:formula="of:=([.M65])/([.M$2]+[.N$2]+[.O$2])" office:value-type="float" office:value="0.00791168048728007" calcext:value-type="float">
            <text:p>0.00791168048728</text:p>
          </table:table-cell>
          <table:table-cell table:formula="of:=([.N65]+[.O6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.B66]/[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641786679055042" calcext:value-type="float">
            <text:p>0.00641786679055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  <table:table-cell table:formula="of:=([.M66])/([.M$2]+[.N$2]+[.O$2])" office:value-type="float" office:value="0.00617375904132943" calcext:value-type="float">
            <text:p>0.006173759041329</text:p>
          </table:table-cell>
          <table:table-cell table:formula="of:=([.N66]+[.O6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.B67]/[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641786679055042" calcext:value-type="float">
            <text:p>0.00641786679055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  <table:table-cell table:formula="of:=([.M67])/([.M$2]+[.N$2]+[.O$2])" office:value-type="float" office:value="0.00617375904132943" calcext:value-type="float">
            <text:p>0.006173759041329</text:p>
          </table:table-cell>
          <table:table-cell table:formula="of:=([.N67]+[.O6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.B68]/[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572962370309193" calcext:value-type="float">
            <text:p>0.005729623703092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  <table:table-cell table:formula="of:=([.M68])/([.M$2]+[.N$2]+[.O$2])" office:value-type="float" office:value="0.00551169372858633" calcext:value-type="float">
            <text:p>0.005511693728586</text:p>
          </table:table-cell>
          <table:table-cell table:formula="of:=([.N68]+[.O6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.B69]/[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572962370309193" calcext:value-type="float">
            <text:p>0.005729623703092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  <table:table-cell table:formula="of:=([.M69])/([.M$2]+[.N$2]+[.O$2])" office:value-type="float" office:value="0.00551169372858633" calcext:value-type="float">
            <text:p>0.005511693728586</text:p>
          </table:table-cell>
          <table:table-cell table:formula="of:=([.N69]+[.O6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.B70]/[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09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433593145098849" calcext:value-type="float">
            <text:p>0.004335931450988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  <table:table-cell table:formula="of:=([.M70])/([.M$2]+[.N$2]+[.O$2])" office:value-type="float" office:value="0.00417101147028154" calcext:value-type="float">
            <text:p>0.004171011470282</text:p>
          </table:table-cell>
          <table:table-cell table:formula="of:=([.N70]+[.O7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.B71]/[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09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433593145098849" calcext:value-type="float">
            <text:p>0.004335931450988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  <table:table-cell table:formula="of:=([.M71])/([.M$2]+[.N$2]+[.O$2])" office:value-type="float" office:value="0.00417101147028154" calcext:value-type="float">
            <text:p>0.004171011470282</text:p>
          </table:table-cell>
          <table:table-cell table:formula="of:=([.N71]+[.O7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6489444071646" calcext:value-type="float">
            <text:p>0.003664894440716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  <table:table-cell table:formula="of:=([.M72])/([.M$2]+[.N$2]+[.O$2])" office:value-type="float" office:value="0.00352549779035702" calcext:value-type="float">
            <text:p>0.003525497790357</text:p>
          </table:table-cell>
          <table:table-cell table:formula="of:=([.N72]+[.O7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6489444071646" calcext:value-type="float">
            <text:p>0.003664894440716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  <table:table-cell table:formula="of:=([.M73])/([.M$2]+[.N$2]+[.O$2])" office:value-type="float" office:value="0.00352549779035702" calcext:value-type="float">
            <text:p>0.003525497790357</text:p>
          </table:table-cell>
          <table:table-cell table:formula="of:=([.N73]+[.O7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.B74]/[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8738450420689" calcext:value-type="float">
            <text:p>0.002787384504207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  <table:table-cell table:formula="of:=([.M74])/([.M$2]+[.N$2]+[.O$2])" office:value-type="float" office:value="0.00268136451660956" calcext:value-type="float">
            <text:p>0.00268136451661</text:p>
          </table:table-cell>
          <table:table-cell table:formula="of:=([.N74]+[.O7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.B75]/[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8738450420689" calcext:value-type="float">
            <text:p>0.002787384504207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  <table:table-cell table:formula="of:=([.M75])/([.M$2]+[.N$2]+[.O$2])" office:value-type="float" office:value="0.00268136451660956" calcext:value-type="float">
            <text:p>0.00268136451661</text:p>
          </table:table-cell>
          <table:table-cell table:formula="of:=([.N75]+[.O7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.B76]/[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991414167484" calcext:value-type="float">
            <text:p>0.002099141416748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  <table:table-cell table:formula="of:=([.M76])/([.M$2]+[.N$2]+[.O$2])" office:value-type="float" office:value="0.00201929920386646" calcext:value-type="float">
            <text:p>0.002019299203866</text:p>
          </table:table-cell>
          <table:table-cell table:formula="of:=([.N76]+[.O7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.B77]/[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991414167484" calcext:value-type="float">
            <text:p>0.002099141416748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  <table:table-cell table:formula="of:=([.M77])/([.M$2]+[.N$2]+[.O$2])" office:value-type="float" office:value="0.00201929920386646" calcext:value-type="float">
            <text:p>0.002019299203866</text:p>
          </table:table-cell>
          <table:table-cell table:formula="of:=([.N77]+[.O7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.B78]/[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7648617491698" calcext:value-type="float">
            <text:p>0.001376486174917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  <table:table-cell table:formula="of:=([.M78])/([.M$2]+[.N$2]+[.O$2])" office:value-type="float" office:value="0.0013241306254862" calcext:value-type="float">
            <text:p>0.001324130625486</text:p>
          </table:table-cell>
          <table:table-cell table:formula="of:=([.N78]+[.O7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.B79]/[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7648617491698" calcext:value-type="float">
            <text:p>0.001376486174917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  <table:table-cell table:formula="of:=([.M79])/([.M$2]+[.N$2]+[.O$2])" office:value-type="float" office:value="0.0013241306254862" calcext:value-type="float">
            <text:p>0.001324130625486</text:p>
          </table:table-cell>
          <table:table-cell table:formula="of:=([.N79]+[.O7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.B80]/[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29128168068962" calcext:value-type="float">
            <text:p>0.000929128168069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  <table:table-cell table:formula="of:=([.M80])/([.M$2]+[.N$2]+[.O$2])" office:value-type="float" office:value="0.000893788172203188" calcext:value-type="float">
            <text:p>0.000893788172203</text:p>
          </table:table-cell>
          <table:table-cell table:formula="of:=([.N80]+[.O8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.B81]/[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29128168068962" calcext:value-type="float">
            <text:p>0.000929128168069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  <table:table-cell table:formula="of:=([.M81])/([.M$2]+[.N$2]+[.O$2])" office:value-type="float" office:value="0.000893788172203188" calcext:value-type="float">
            <text:p>0.000893788172203</text:p>
          </table:table-cell>
          <table:table-cell table:formula="of:=([.N81]+[.O8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.B82]/[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81770161220943" calcext:value-type="float">
            <text:p>0.000481770161221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  <table:table-cell table:formula="of:=([.M82])/([.M$2]+[.N$2]+[.O$2])" office:value-type="float" office:value="0.000463445718920172" calcext:value-type="float">
            <text:p>0.00046344571892</text:p>
          </table:table-cell>
          <table:table-cell table:formula="of:=([.N82]+[.O8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.B83]/[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81770161220943" calcext:value-type="float">
            <text:p>0.000481770161221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  <table:table-cell table:formula="of:=([.M83])/([.M$2]+[.N$2]+[.O$2])" office:value-type="float" office:value="0.000463445718920172" calcext:value-type="float">
            <text:p>0.00046344571892</text:p>
          </table:table-cell>
          <table:table-cell table:formula="of:=([.N83]+[.O83])/([.M$2]+[.N$2]+[.O$2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4:51:16.43736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2:46.499346887</dc:date>
    <meta:editing-duration>PT3H5M38S</meta:editing-duration>
    <meta:editing-cycles>13</meta:editing-cycles>
    <meta:generator>LibreOffice/5.3.1.2$Linux_X86_64 LibreOffice_project/30m0$Build-2</meta:generator>
    <meta:document-statistic meta:table-count="3" meta:cell-count="39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5cm" chart:style-name="ch2">
          <text:p>All CPU And Failure Rates</text:p>
        </chart:title>
        <chart:legend chart:legend-position="end" svg:x="11.031cm" svg:y="1.78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279cm" svg:y="1.248cm" svg:width="9.432cm" svg:height="6.643cm">
          <chartooo:coordinate-region svg:x="2.006cm" svg:y="1.422cm" svg:width="8.518cm" svg:height="5.875cm"/>
          <chart:axis chart:dimension="x" chart:name="primary-x" chart:style-name="ch5">
            <chart:title svg:x="5.369cm" svg:y="8.071cm" chart:style-name="ch6">
              <text:p>Minutes</text:p>
            </chart:title>
          </chart:axis>
          <chart:axis chart:dimension="y" chart:name="primary-y" chart:style-name="ch5">
            <chart:title svg:x="0.451cm" svg:y="5.46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5cm" chart:style-name="ch2">
          <text:p>CPU Rates</text:p>
        </chart:title>
        <chart:legend chart:legend-position="end" svg:x="11.633cm" svg:y="3.56cm" style:legend-expansion="high" chart:style-name="ch3"/>
        <chart:plot-area chart:style-name="ch4" table:cell-range-address="Sheet2.A2:Sheet2.B83 Sheet2.B1:Sheet2.B1 Sheet2.D1:Sheet2.F83" chart:data-source-has-labels="row" svg:x="1.279cm" svg:y="1.248cm" svg:width="10.034cm" svg:height="6.643cm">
          <chartooo:coordinate-region svg:x="2.006cm" svg:y="1.422cm" svg:width="9.12cm" svg:height="5.875cm"/>
          <chart:axis chart:dimension="x" chart:name="primary-x" chart:style-name="ch5">
            <chart:title svg:x="5.67cm" svg:y="8.071cm" chart:style-name="ch6">
              <text:p>Minutes</text:p>
            </chart:title>
          </chart:axis>
          <chart:axis chart:dimension="y" chart:name="primary-y" chart:style-name="ch5">
            <chart:title svg:x="0.451cm" svg:y="5.46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5cm" chart:style-name="ch2">
          <text:p>Normalized Requests And Users</text:p>
        </chart:title>
        <chart:legend chart:legend-position="end" svg:x="11.031cm" svg:y="3.56cm" style:legend-expansion="high" chart:style-name="ch3"/>
        <chart:plot-area chart:style-name="ch4" table:cell-range-address="Sheet2.A2:Sheet2.A83 Sheet2.L1:Sheet2.L83 Sheet2.P1:Sheet2.R83" chart:data-source-has-labels="row" svg:x="1.279cm" svg:y="1.248cm" svg:width="9.432cm" svg:height="6.643cm">
          <chartooo:coordinate-region svg:x="2.006cm" svg:y="1.422cm" svg:width="8.518cm" svg:height="5.875cm"/>
          <chart:axis chart:dimension="x" chart:name="primary-x" chart:style-name="ch5">
            <chart:title svg:x="5.369cm" svg:y="8.071cm" chart:style-name="ch6">
              <text:p>Minutes</text:p>
            </chart:title>
          </chart:axis>
          <chart:axis chart:dimension="y" chart:name="primary-y" chart:style-name="ch5">
            <chart:title svg:x="0.451cm" svg:y="5.46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82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53cm" svg:width="11.682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5cm" chart:style-name="ch2">
          <text:p>Normalized CPU and Failure Rates</text:p>
        </chart:title>
        <chart:legend chart:legend-position="end" svg:x="10.581cm" svg:y="3.337cm" style:legend-expansion="high" chart:style-name="ch3"/>
        <chart:plot-area chart:style-name="ch4" table:cell-range-address="Sheet2.A2:Sheet2.A83 Sheet2.C1:Sheet2.C83 Sheet2.L1:Sheet2.L83 Sheet2.P1:Sheet2.R83" chart:data-source-has-labels="row" svg:x="1.279cm" svg:y="1.248cm" svg:width="8.982cm" svg:height="6.643cm">
          <chartooo:coordinate-region svg:x="2.006cm" svg:y="1.422cm" svg:width="8.068cm" svg:height="5.875cm"/>
          <chart:axis chart:dimension="x" chart:name="primary-x" chart:style-name="ch5">
            <chart:title svg:x="5.144cm" svg:y="8.071cm" chart:style-name="ch6">
              <text:p>Minutes</text:p>
            </chart:title>
          </chart:axis>
          <chart:axis chart:dimension="y" chart:name="primary-y" chart:style-name="ch5">
            <chart:title svg:x="0.451cm" svg:y="5.46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4.005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53cm" svg:width="11.867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323cm" svg:y="1.474cm" svg:width="10.851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005cm" style:legend-expansion="high" chart:style-name="ch2"/>
        <chart:plot-area chart:style-name="ch3" table:cell-range-address="Sheet2.A2:Sheet2.A83 Sheet2.S1:Sheet2.T83" chart:data-source-has-labels="row" svg:x="0.32cm" svg:y="0.18cm" svg:width="11.952cm" svg:height="8.64cm">
          <chartooo:coordinate-region svg:x="1.047cm" svg:y="0.354cm" svg:width="11.03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7" chart:values-cell-range-address="Sheet2.T2:Sheet2.T83" chart:label-cell-address="Sheet2.T1:Sheet2.T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61964347782909">
                <text:p>0.961964347782909</text:p>
                <draw:g>
                  <svg:desc>Sheet2.S2:Sheet2.S83</svg:desc>
                </draw:g>
              </table:table-cell>
              <table:table-cell office:value-type="float" office:value="0.0380356522170912">
                <text:p>0.0380356522170912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61964347782909">
                <text:p>0.961964347782909</text:p>
              </table:table-cell>
              <table:table-cell office:value-type="float" office:value="0.0380356522170912">
                <text:p>0.0380356522170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